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 fo:padding-left="-2.54cm"/>
    </style:style>
    <style:style style:name="gr3" style:family="graphic" style:parent-style-name="objectwithoutfill">
      <style:graphic-properties draw:marker-end="Arrow" draw:marker-end-width="0.3cm" draw:fill="none" draw:textarea-vertical-align="middle" fo:padding-left="-2.54cm"/>
    </style:style>
    <style:style style:name="gr4" style:family="graphic" style:parent-style-name="objectwithoutfill">
      <style:graphic-properties draw:marker-end="Arrow" draw:marker-end-width="0.3cm" draw:fill="none" draw:textarea-horizontal-align="left" draw:textarea-vertical-align="bottom" fo:padding-left="1.27cm"/>
    </style:style>
    <style:style style:name="gr5" style:family="graphic" style:parent-style-name="objectwithoutfill">
      <style:graphic-properties draw:marker-end="Arrow" draw:marker-end-width="0.3cm" draw:fill="none" draw:textarea-vertical-align="middle" fo:padding-left="-1.27cm"/>
    </style:style>
    <style:style style:name="gr6" style:family="graphic" style:parent-style-name="objectwithoutfill">
      <style:graphic-properties draw:marker-end="Arrow" draw:marker-end-width="0.3cm" draw:fill="none" draw:textarea-vertical-align="middle" fo:padding-left="2.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2.67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loext:graphic-properties draw:fill="none"/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12.938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397cm" svg:height="1.397cm" svg:x="10.52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397cm" svg:height="1.397cm" svg:x="15.732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397cm" svg:height="1.397cm" svg:x="8.74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397cm" svg:height="1.397cm" svg:x="11.66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397cm" svg:height="1.397cm" svg:x="14.589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397cm" svg:height="1.397cm" svg:x="17.764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397cm" svg:height="1.397cm" svg:x="5.191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397cm" svg:height="1.397cm" svg:x="7.477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97cm" svg:height="1.397cm" svg:x="10.271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397cm" svg:height="1.397cm" svg:x="12.17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397cm" svg:height="1.397cm" svg:x="14.33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397cm" svg:height="1.397cm" svg:x="16.748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397cm" svg:height="1.397cm" svg:x="18.399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397cm" svg:height="1.397cm" svg:x="21.447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636cm" svg:y1="3.667cm" svg:x2="11.718cm" svg:y2="4.633cm" draw:start-shape="id1" draw:end-shape="id2" draw:end-glue-point="11" svg:d="M13636 3667l-1918 966" svg:viewBox="0 0 1919 967">
          <text:p text:style-name="P1"><text:span text:style-name="T1">Choose A</text:span></text:p>
        </draw:connector>
        <draw:connector draw:style-name="gr3" draw:text-style-name="P4" draw:layer="layout" draw:type="line" svg:x1="8.951cm" svg:y1="8.416cm" svg:x2="6.384cm" svg:y2="11.11cm" draw:start-shape="id3" draw:start-glue-point="7" draw:end-shape="id4" draw:end-glue-point="11" svg:d="M8951 8416l-2567 2694" svg:viewBox="0 0 2568 2695">
          <text:p text:style-name="P3">Choose C</text:p>
        </draw:connector>
        <draw:connector draw:style-name="gr4" draw:text-style-name="P6" draw:layer="layout" draw:type="line" svg:x1="8.951cm" svg:y1="8.416cm" svg:x2="8.67cm" svg:y2="11.11cm" draw:start-shape="id3" draw:start-glue-point="7" draw:end-shape="id5" draw:end-glue-point="11" svg:d="M8951 8416l-281 2694" svg:viewBox="0 0 282 2695">
          <text:p text:style-name="P5">Don't </text:p>
          <text:p text:style-name="P5"><text:s text:c="2"/>choose C</text:p>
        </draw:connector>
        <draw:connector draw:style-name="gr5" draw:text-style-name="P4" draw:layer="layout" draw:type="line" svg:x1="12.367cm" svg:y1="8.62cm" svg:x2="10.97cm" svg:y2="10.906cm" draw:start-shape="id6" draw:start-glue-point="8" draw:end-shape="id7" draw:end-glue-point="4" svg:d="M12367 8620l-1397 2286" svg:viewBox="0 0 1398 2287">
          <text:p text:style-name="P3">Choose C</text:p>
        </draw:connector>
        <draw:connector draw:style-name="gr4" draw:text-style-name="P6" draw:layer="layout" draw:type="line" svg:x1="12.367cm" svg:y1="8.62cm" svg:x2="12.875cm" svg:y2="10.906cm" draw:start-shape="id6" draw:start-glue-point="8" draw:end-shape="id8" draw:end-glue-point="4" svg:d="M12367 8620l508 2286" svg:viewBox="0 0 509 2287">
          <text:p text:style-name="P5">Don't </text:p>
          <text:p text:style-name="P5"><text:s text:c="3"/>Choose C</text:p>
        </draw:connector>
        <draw:connector draw:style-name="gr6" draw:text-style-name="P2" draw:layer="layout" draw:type="line" svg:x1="13.637cm" svg:y1="3.667cm" svg:x2="16.431cm" svg:y2="4.556cm" draw:start-shape="id1" draw:start-glue-point="8" draw:end-shape="id9" draw:end-glue-point="4" svg:d="M13637 3667l2794 889" svg:viewBox="0 0 2795 890">
          <text:p text:style-name="P7"><text:span text:style-name="T1">Don't choose A</text:span></text:p>
        </draw:connector>
        <draw:connector draw:style-name="gr5" draw:text-style-name="P4" draw:layer="layout" draw:type="line" svg:x1="15.288cm" svg:y1="8.62cm" svg:x2="15.034cm" svg:y2="10.906cm" draw:start-shape="id10" draw:start-glue-point="8" draw:end-shape="id11" draw:end-glue-point="4" svg:d="M15288 8620l-254 2286" svg:viewBox="0 0 255 2287">
          <text:p text:style-name="P3">Choose C</text:p>
        </draw:connector>
        <draw:connector draw:style-name="gr4" draw:text-style-name="P6" draw:layer="layout" draw:type="line" svg:x1="15.288cm" svg:y1="8.62cm" svg:x2="17.447cm" svg:y2="10.906cm" draw:start-shape="id10" draw:start-glue-point="8" draw:end-shape="id12" draw:end-glue-point="4" svg:d="M15288 8620l2159 2286" svg:viewBox="0 0 2160 2287">
          <text:p text:style-name="P5">Don't </text:p>
          <text:p text:style-name="P5"><text:s text:c="8"/>Choose C</text:p>
        </draw:connector>
        <draw:connector draw:style-name="gr5" draw:text-style-name="P4" draw:layer="layout" draw:type="line" svg:x1="18.957cm" svg:y1="8.416cm" svg:x2="19.098cm" svg:y2="10.906cm" draw:start-shape="id13" draw:start-glue-point="9" draw:end-shape="id14" draw:end-glue-point="4" svg:d="M18957 8416l141 2490" svg:viewBox="0 0 142 2491">
          <text:p text:style-name="P3">Choose C</text:p>
        </draw:connector>
        <draw:connector draw:style-name="gr7" draw:text-style-name="P6" draw:layer="layout" draw:type="line" svg:x1="18.957cm" svg:y1="8.416cm" svg:x2="21.651cm" svg:y2="11.11cm" draw:start-shape="id13" draw:start-glue-point="9" draw:end-shape="id15" draw:end-glue-point="5" svg:d="M18957 8416l2694 2694" svg:viewBox="0 0 2695 2695">
          <text:p text:style-name="P5"><text:s text:c="29"/>Don't Choose C</text:p>
        </draw:connector>
        <draw:line draw:style-name="gr8" draw:text-style-name="P8" draw:layer="layout" svg:x1="2.016cm" svg:y1="3.667cm" svg:x2="26.781cm" svg:y2="3.667cm">
          <text:p/>
        </draw:line>
        <draw:line draw:style-name="gr8" draw:text-style-name="P8" draw:layer="layout" svg:x1="2.016cm" svg:y1="6.08cm" svg:x2="26.781cm" svg:y2="6.08cm">
          <text:p/>
        </draw:line>
        <draw:line draw:style-name="gr8" draw:text-style-name="P8" draw:layer="layout" svg:x1="2.016cm" svg:y1="8.874cm" svg:x2="26.781cm" svg:y2="8.874cm">
          <text:p/>
        </draw:line>
        <draw:frame draw:style-name="gr9" draw:text-style-name="P9" draw:layer="layout" svg:width="0.925cm" svg:height="0.962cm" svg:x="4.048cm" svg:y="4.683cm">
          <draw:text-box>
            <text:p>A</text:p>
          </draw:text-box>
        </draw:frame>
        <draw:frame draw:style-name="gr9" draw:text-style-name="P9" draw:layer="layout" svg:width="0.925cm" svg:height="0.962cm" svg:x="4.012cm" svg:y="7.277cm">
          <draw:text-box>
            <text:p>B</text:p>
          </draw:text-box>
        </draw:frame>
        <draw:frame draw:style-name="gr9" draw:text-style-name="P9" draw:layer="layout" svg:width="0.959cm" svg:height="0.962cm" svg:x="3.921cm" svg:y="10.525cm">
          <draw:text-box>
            <text:p>C</text:p>
          </draw:text-box>
        </draw:frame>
        <draw:custom-shape draw:style-name="gr10" draw:text-style-name="P10" xml:id="id16" draw:id="id16" draw:layer="layout" svg:width="3.175cm" svg:height="1.143cm" svg:x="2.524cm" svg:y="13.192cm">
          <text:p text:style-name="P1"><text:span text:style-name="T2">[A,B,C],[ ]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7" draw:id="id17" draw:layer="layout" svg:width="3.175cm" svg:height="1.143cm" svg:x="4.937cm" svg:y="14.843cm">
          <text:p text:style-name="P1"><text:span text:style-name="T3">[A,B],[</text:span><text:span text:style-name="T2">C]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8" draw:id="id18" draw:layer="layout" svg:width="3.175cm" svg:height="1.143cm" svg:x="8.62cm" svg:y="13.192cm">
          <text:p text:style-name="P1"><text:span text:style-name="T3">[A,C],[</text:span><text:span text:style-name="T2">B]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9" draw:id="id19" draw:layer="layout" svg:width="3.175cm" svg:height="1.143cm" svg:x="11.033cm" svg:y="14.843cm">
          <text:p text:style-name="P1"><text:span text:style-name="T3">[A],[</text:span><text:span text:style-name="T2">B,C]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20" draw:id="id20" draw:layer="layout" svg:width="3.175cm" svg:height="1.143cm" svg:x="13.827cm" svg:y="13.192cm">
          <text:p text:style-name="P1"><text:span text:style-name="T3">[B,C],[</text:span><text:span text:style-name="T2">A]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21" draw:id="id21" draw:layer="layout" svg:width="3.175cm" svg:height="1.143cm" svg:x="17.002cm" svg:y="14.97cm">
          <text:p text:style-name="P1"><text:span text:style-name="T3">[B],[A,C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22" draw:id="id22" draw:layer="layout" svg:width="3.175cm" svg:height="1.143cm" svg:x="18.526cm" svg:y="13.192cm">
          <text:p text:style-name="P1"><text:span text:style-name="T3">[C],[</text:span><text:span text:style-name="T2">A,B]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23" draw:id="id23" draw:layer="layout" svg:width="3.175cm" svg:height="1.143cm" svg:x="21.955cm" svg:y="14.843cm">
          <text:p text:style-name="P1"><text:span text:style-name="T2">[ ],[A,B,C]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1.224cm" svg:y1="5.826cm" svg:x2="9.446cm" svg:y2="7.223cm" draw:start-shape="id2" draw:start-glue-point="8" draw:end-shape="id3" draw:end-glue-point="4" svg:d="M11224 5826l-1778 1397" svg:viewBox="0 0 1779 1398">
          <text:p text:style-name="P1"><text:span text:style-name="T1">Choose B</text:span></text:p>
        </draw:connector>
        <draw:connector draw:style-name="gr2" draw:text-style-name="P2" draw:layer="layout" draw:type="line" svg:x1="16.431cm" svg:y1="5.953cm" svg:x2="15.288cm" svg:y2="7.223cm" draw:start-shape="id9" draw:start-glue-point="8" draw:end-shape="id10" draw:end-glue-point="4" svg:d="M16431 5953l-1143 1270" svg:viewBox="0 0 1144 1271">
          <text:p text:style-name="P1"><text:span text:style-name="T1"><text:tab/></text:span><text:span text:style-name="T1">Choose B</text:span></text:p>
        </draw:connector>
        <draw:connector draw:style-name="gr6" draw:text-style-name="P2" draw:layer="layout" draw:type="line" svg:x1="11.224cm" svg:y1="5.826cm" svg:x2="12.367cm" svg:y2="7.223cm" draw:start-shape="id2" draw:start-glue-point="8" draw:end-shape="id6" draw:end-glue-point="4" svg:d="M11224 5826l1143 1397" svg:viewBox="0 0 1144 1398">
          <text:p text:style-name="P7"><text:span text:style-name="T1">Don't choose B</text:span></text:p>
        </draw:connector>
        <draw:connector draw:style-name="gr6" draw:text-style-name="P2" draw:layer="layout" draw:type="line" svg:x1="16.431cm" svg:y1="5.953cm" svg:x2="18.463cm" svg:y2="7.223cm" draw:start-shape="id9" draw:start-glue-point="8" draw:end-shape="id13" draw:end-glue-point="4" svg:d="M16431 5953l2032 1270" svg:viewBox="0 0 2033 1271">
          <text:p text:style-name="P7"><text:span text:style-name="T1">Don't choose B</text:span></text:p>
        </draw:connector>
        <draw:connector draw:style-name="gr11" draw:text-style-name="P8" draw:layer="layout" draw:type="line" svg:x1="5.395cm" svg:y1="12.099cm" svg:x2="4.111cm" svg:y2="13.192cm" draw:start-shape="id4" draw:start-glue-point="7" draw:end-shape="id16" draw:end-glue-point="0" svg:d="M5395 12099l-1284 1093" svg:viewBox="0 0 1285 1094">
          <text:p/>
        </draw:connector>
        <draw:connector draw:style-name="gr11" draw:text-style-name="P8" draw:layer="layout" draw:type="line" svg:x1="8.176cm" svg:y1="12.303cm" svg:x2="6.524cm" svg:y2="14.843cm" draw:start-shape="id5" draw:start-glue-point="8" draw:end-shape="id17" draw:end-glue-point="0" svg:d="M8176 12303l-1652 2540" svg:viewBox="0 0 1653 2541">
          <text:p/>
        </draw:connector>
        <draw:connector draw:style-name="gr11" draw:text-style-name="P8" draw:layer="layout" draw:type="line" svg:x1="10.97cm" svg:y1="12.303cm" svg:x2="10.207cm" svg:y2="13.192cm" draw:start-shape="id7" draw:start-glue-point="8" draw:end-shape="id18" svg:d="M10970 12303l-763 889" svg:viewBox="0 0 764 890">
          <text:p/>
        </draw:connector>
        <draw:connector draw:style-name="gr11" draw:text-style-name="P8" draw:layer="layout" draw:type="line" svg:x1="12.875cm" svg:y1="12.303cm" svg:x2="12.62cm" svg:y2="14.843cm" draw:start-shape="id8" draw:start-glue-point="8" draw:end-shape="id19" draw:end-glue-point="0" svg:d="M12875 12303l-255 2540" svg:viewBox="0 0 256 2541">
          <text:p/>
        </draw:connector>
        <draw:connector draw:style-name="gr11" draw:text-style-name="P8" draw:layer="layout" draw:type="line" svg:x1="15.034cm" svg:y1="12.303cm" svg:x2="15.414cm" svg:y2="13.192cm" draw:start-shape="id11" draw:start-glue-point="8" draw:end-shape="id20" draw:end-glue-point="0" svg:d="M15034 12303l380 889" svg:viewBox="0 0 381 890">
          <text:p/>
        </draw:connector>
        <draw:connector draw:style-name="gr11" draw:text-style-name="P8" draw:layer="layout" draw:type="line" svg:x1="17.447cm" svg:y1="12.303cm" svg:x2="18.589cm" svg:y2="14.97cm" draw:start-shape="id12" draw:start-glue-point="8" draw:end-shape="id21" draw:end-glue-point="0" svg:d="M17447 12303l1142 2667" svg:viewBox="0 0 1143 2668">
          <text:p/>
        </draw:connector>
        <draw:connector draw:style-name="gr11" draw:text-style-name="P8" draw:layer="layout" draw:type="line" svg:x1="19.098cm" svg:y1="12.303cm" svg:x2="20.113cm" svg:y2="13.192cm" draw:start-shape="id14" draw:start-glue-point="8" draw:end-shape="id22" draw:end-glue-point="0" svg:d="M19098 12303l1015 889" svg:viewBox="0 0 1016 890">
          <text:p/>
        </draw:connector>
        <draw:connector draw:style-name="gr11" draw:text-style-name="P8" draw:layer="layout" draw:type="line" svg:x1="22.146cm" svg:y1="12.303cm" svg:x2="23.542cm" svg:y2="14.843cm" draw:start-shape="id15" draw:start-glue-point="8" draw:end-shape="id23" draw:end-glue-point="0" svg:d="M22146 12303l1396 2540" svg:viewBox="0 0 1397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8:08:28.755000000</meta:creation-date>
    <dc:date>2018-09-27T18:32:34.181000000</dc:date>
    <meta:editing-duration>PT2M5S</meta:editing-duration>
    <meta:editing-cycles>2</meta:editing-cycles>
    <meta:generator>LibreOffice/6.0.5.2$Windows_X86_64 LibreOffice_project/54c8cbb85f300ac59db32fe8a675ff7683cd5a16</meta:generator>
    <meta:document-statistic meta:object-count="51"/>
  </office:meta>
</office:document-meta>
</file>